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4-03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1-17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1-15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0-11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7-10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6-20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6-18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6-12 2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6-0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6-05 2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5-2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4-23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3-2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2-23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4-01-1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3-12-15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3-11-17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3-10-23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3-09-22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3-08-28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3-08-0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3-07-20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3-06-23 1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3-05-22 1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3-04-24 1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3-03-27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3-02-17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3-01-21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2-12-13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2-11-18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2-10-24 1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2-09-27 1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2-09-12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2-08-17 1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2-07-25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2-07-15 1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2-06-24 0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2-05-20 1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2-05-05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2-04-25 1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2-03-21 1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2-02-21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2-01-24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1-12-16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1-11-17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1-10-20 1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1-09-19 1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1-09-13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1-08-24 1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1-07-22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1-07-2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1-06-23 1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1-05-21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1-04-20 1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1-03-19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1-02-21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1-01-22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0-12-15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0-11-20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0-10-26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0-10-14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0-09-17 1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0-08-24 1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0-07-27 1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0-07-11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0-06-23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0-05-26 1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0-04-28 1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0-03-22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0-02-24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20-01-27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9-12-16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9-11-21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9-10-25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9-09-20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9-08-27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9-07-18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9-06-22 1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9-05-23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9-04-18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9-03-21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9-02-21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9-01-17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8-12-17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8-11-26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8-10-18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8-09-20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8-08-28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8-07-26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8-06-21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8-06-14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8-05-29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8-04-22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8-03-25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8-02-2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8-01-19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7-12-14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7-11-28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7-10-24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7-09-21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7-08-28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7-07-24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7-06-28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7-05-31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7-04-25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7-03-30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7-02-22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7-01-30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6-12-21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6-11-2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6-10-26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6-09-28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6-08-25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6-07-29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6-06-30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6-05-27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6-04-30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6-04-01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6-02-27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6-01-29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5-12-23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5-11-23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5-10-26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5-10-01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5-08-28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5-07-27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5-06-23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5-05-28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5-04-29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5-03-29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5-02-24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5-01-28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4-12-23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4-11-2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4-10-28 1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4-09-25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4-08-28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4-07-28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4-06-24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4-05-27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4-04-28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4-03-24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4-02-24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4-01-28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3-12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3-11-2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3-10-31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3-09-24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3-08-27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3-07-2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3-06-24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3-05-29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3-04-17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3-03-28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3-02-27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3-01-31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2-12-20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2-11-27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2-11-05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2-09-20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2-08-27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2-06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2-05-23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2-04-3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2-03-26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2-02-27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2-01-23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1-12-27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1-11-2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1-10-24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1-09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1-08-3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1-07-26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1-05-23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1-04-25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1-03-28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1-02-22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1-01-2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0-12-20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0-11-2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0-10-25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0-09-27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0-08-23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0-07-26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0-06-28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0-05-24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0-04-2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0-03-29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0-02-22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10-01-2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9-12-21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9-11-23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9-10-26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9-09-28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9-08-24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9-07-29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9-06-22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9-05-2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9-04-27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9-03-23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9-02-23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9-01-26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8-12-30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8-12-29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8-11-24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8-10-28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8-09-22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8-08-25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8-07-28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8-06-23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8-05-20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8-03-25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8-02-26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8-01-2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7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7-11-26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7-10-2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7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5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4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4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3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3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3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1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0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200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9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9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9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8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8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8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8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7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7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6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5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4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4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3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3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3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3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3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2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2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2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2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2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2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2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1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1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0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0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0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0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0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9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8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89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89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8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89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89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8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89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89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8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89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89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8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8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8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8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8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88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8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88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8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8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88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88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87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87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8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87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87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8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8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8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8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8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8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8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8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8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8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4072422602</text:p>
          </table:table-cell>
          <table:table-cell office:value-type="string" calcext:value-type="string">
            <text:p>MA-WVW <text:s/>152 WESTFIELD, MA</text:p>
          </table:table-cell>
          <table:table-cell office:value-type="string" calcext:value-type="string">
            <text:p>198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920" meta:object-count="0"/>
    <meta:user-defined meta:name="AppVersion">3.0</meta:user-defined>
  </office:meta>
</office:document-meta>
</file>